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b2b2b2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212cm" svg:stroke-color="#80808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2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525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27cm" fo:min-width="3.877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2.77cm"/>
    </style:style>
    <style:style style:name="gr7" style:family="graphic" style:parent-style-name="standard">
      <style:graphic-properties svg:stroke-width="0.035cm" svg:stroke-color="#000000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18cm" svg:stroke-color="#b2b2b2" draw:marker-start-width="0.227cm" draw:marker-end-width="0.227cm" draw:fill="none" draw:fill-color="#ffffff" draw:textarea-horizontal-align="justify" draw:textarea-vertical-align="middle" draw:auto-grow-height="false" fo:min-height="5.523cm" fo:min-width="8.338cm" fo:padding-top="0.134cm" fo:padding-bottom="0.134cm" fo:padding-left="0.259cm" fo:padding-right="0.259cm"/>
    </style:style>
    <style:style style:name="P1" style:family="paragraph">
      <loext:graphic-properties draw:fill="solid"/>
      <style:paragraph-properties fo:margin-top="0.102cm" fo:margin-bottom="0cm" fo:text-align="center"/>
      <style:text-properties style:font-name="Liberation Serif" fo:font-size="8pt"/>
    </style:style>
    <style:style style:name="P2" style:family="paragraph">
      <style:paragraph-properties fo:margin-top="0.102cm" fo:margin-bottom="0cm"/>
    </style:style>
    <style:style style:name="P3" style:family="paragraph">
      <loext:graphic-properties draw:fill="none" draw:fill-color="#ffffff"/>
      <style:paragraph-properties fo:margin-top="0.102cm" fo:margin-bottom="0cm"/>
      <style:text-properties style:font-name="Liberation Serif" fo:font-size="8pt"/>
    </style:style>
    <style:style style:name="P4" style:family="paragraph">
      <loext:graphic-properties draw:fill="none" draw:fill-color="#ffffff"/>
      <style:paragraph-properties fo:margin-top="0.102cm" fo:margin-bottom="0cm" fo:text-align="center"/>
      <style:text-properties style:font-name="Liberation Serif" fo:font-size="8pt"/>
    </style:style>
    <style:style style:name="P5" style:family="paragraph">
      <style:paragraph-properties fo:margin-top="0.102cm" fo:margin-bottom="0cm" fo:text-align="center"/>
      <style:text-properties style:font-name="Liberation Serif" fo:font-size="8pt"/>
    </style:style>
    <style:style style:name="T1" style:family="text">
      <style:text-properties style:font-name="Liberation Serif" fo:font-size="8pt"/>
    </style:style>
    <style:style style:name="T2" style:family="text">
      <style:text-properties fo:color="#808080" style:font-name="Liberation Serif" fo:font-size="8pt" style:text-underline-style="solid" style:text-underline-width="auto" style:text-underline-color="font-color"/>
    </style:style>
    <style:style style:name="T3" style:family="text">
      <style:text-properties fo:color="#666666" style:font-name="Liberation Serif" fo:font-size="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8cm" svg:y1="1.083cm" svg:x2="4.565cm" svg:y2="1.083cm">
          <text:p/>
        </draw:line>
        <draw:line draw:style-name="gr2" draw:text-style-name="P1" draw:layer="layout" svg:x1="3.676cm" svg:y1="1.383cm" svg:x2="7.861cm" svg:y2="1.383cm">
          <text:p/>
        </draw:line>
        <draw:frame draw:style-name="gr3" draw:text-style-name="P3" draw:layer="layout" svg:width="2.844cm" svg:height="1.292cm" svg:x="0.188cm" svg:y="0.04cm">
          <draw:text-box>
            <text:p text:style-name="P2"><text:span text:style-name="T1">Bremen University</text:span></text:p>
            <text:p text:style-name="P2"><text:span text:style-name="T2">Bursary PhD (1)</text:span></text:p>
          </draw:text-box>
        </draw:frame>
        <draw:frame draw:style-name="gr4" draw:text-style-name="P3" draw:layer="layout" svg:width="3.025cm" svg:height="0.979cm" svg:x="5.818cm" svg:y="1.54cm">
          <draw:text-box>
            <text:p text:style-name="P2"><text:span text:style-name="T3">Employee PhD (2)</text:span></text:p>
            <text:p text:style-name="P2"><text:span text:style-name="T1">Eindhoven University</text:span></text:p>
          </draw:text-box>
        </draw:frame>
        <draw:custom-shape draw:style-name="gr5" draw:text-style-name="P4" xml:id="id2" draw:id="id2" draw:layer="layout" svg:width="4.411cm" svg:height="0.711cm" svg:x="3.574cm" svg:y="0.88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1" draw:id="id1" draw:layer="layout" svg:width="4.348cm" svg:height="2.667cm" svg:x="0.365cm" svg:y="3.159cm">
          <draw:text-box>
            <text:p text:style-name="P2"><text:span text:style-name="T1">Tentative research collaboration:</text:span></text:p>
            <text:p text:style-name="P2"><text:span text:style-name="T1"/></text:p>
            <text:p text:style-name="P2"><text:span text:style-name="T1">- Hardware design</text:span></text:p>
            <text:p text:style-name="P2"><text:span text:style-name="T1">- Approximate processing</text:span></text:p>
            <text:p text:style-name="P2"><text:span text:style-name="T1">- Machine learning</text:span></text:p>
            <text:p text:style-name="P2"><text:span text:style-name="T1">- Embedded systems</text:span></text:p>
          </draw:text-box>
        </draw:frame>
        <draw:connector draw:style-name="gr7" draw:text-style-name="P5" draw:layer="layout" svg:x1="2.539cm" svg:y1="3.159cm" svg:x2="5.779cm" svg:y2="1.591cm" draw:start-shape="id1" draw:start-glue-point="0" draw:end-shape="id2" svg:d="M2539 3159v-775h3240v-793" svg:viewBox="0 0 3241 1569">
          <text:p/>
        </draw:connector>
        <draw:custom-shape draw:style-name="gr8" draw:text-style-name="P4" draw:layer="layout" svg:width="8.856cm" svg:height="5.791cm" svg:x="0.018cm" svg:y="0.03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.8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30T18:10:01.420353360</meta:creation-date>
    <dc:date>2022-01-02T14:26:21.179402975</dc:date>
    <meta:editing-duration>PT7H33M14S</meta:editing-duration>
    <meta:editing-cycles>5</meta:editing-cycles>
    <meta:generator>LibreOffice/6.2.8.2$Linux_X86_64 LibreOffice_project/20$Build-2</meta:generator>
    <meta:document-statistic meta:object-count="8"/>
  </office:meta>
</office:document-meta>
</file>